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
      <style:paragraph-properties fo:text-align="start" style:justify-single-word="false" style:text-autospace="none"/>
      <style:text-properties style:font-name="CourierNewPSMT" fo:font-size="9.5pt" style:font-name-asian="CourierNewPSMT" style:font-size-asian="9.5pt" style:font-name-complex="CourierNewPSMT" style:font-size-complex="9.5pt"/>
    </style:style>
    <style:style style:name="P3" style:family="paragraph" style:parent-style-name="Standard" style:list-style-name="">
      <style:paragraph-properties style:text-autospace="none"/>
      <style:text-properties style:font-name="CourierNewPSMT" fo:font-size="9.5pt" style:font-name-asian="CourierNewPSMT" style:font-size-asian="9.5pt" style:font-name-complex="CourierNewPSMT" style:font-size-complex="9.5pt"/>
    </style:style>
    <style:style style:name="P4" style:family="paragraph" style:parent-style-name="Standard">
      <style:paragraph-properties fo:line-height="150%"/>
      <style:text-properties style:font-name="CourierNewPSMT" fo:font-size="9.5pt" style:font-name-asian="CourierNewPSMT" style:font-size-asian="9.5pt" style:font-name-complex="CourierNewPSMT" style:font-size-complex="9.5pt"/>
    </style:style>
    <style:style style:name="P5" style:family="paragraph" style:parent-style-name="Standard" style:list-style-name="">
      <style:paragraph-properties fo:text-align="start" style:justify-single-word="false" style:text-autospace="none"/>
      <style:text-properties style:font-name="DAAAAA+DejaVuSansMono" fo:font-size="10pt" style:font-name-asian="DAAAAA+DejaVuSansMono" style:font-size-asian="10pt" style:font-name-complex="DAAAAA+DejaVuSansMono" style:font-size-complex="10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style:font-name="SQNKOI+CMTT9" fo:font-size="9pt" style:font-name-asian="SQNKOI+CMTT9" style:font-size-asian="9pt" style:font-name-complex="SQNKOI+CMTT9" style:font-size-complex="9pt"/>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line-height="150%" fo:text-indent="0cm" style:auto-text-indent="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CAAAAA+TimesNewRomanPSMT" fo:font-size="12pt" style:font-name-asian="CAAAAA+TimesNewRomanPSMT" style:font-size-asian="12pt" style:font-name-complex="CAAAAA+TimesNewRomanPSMT" style:font-size-complex="12pt"/>
    </style:style>
    <style:style style:name="T3" style:family="text">
      <style:text-properties style:font-name="SQNKOI+CMTT9"/>
    </style:style>
    <style:style style:name="T4" style:family="text">
      <style:text-properties fo:font-size="9pt"/>
    </style:style>
    <style:style style:name="T5" style:family="text">
      <style:text-properties style:font-name-asian="SQNKOI+CMTT9"/>
    </style:style>
    <style:style style:name="T6" style:family="text">
      <style:text-properties style:font-size-asian="9pt"/>
    </style:style>
    <style:style style:name="T7" style:family="text">
      <style:text-properties style:font-name-complex="SQNKOI+CMTT9"/>
    </style:style>
    <style:style style:name="T8" style:family="text">
      <style:text-properties style:font-size-complex="9pt"/>
    </style:style>
    <style:style style:name="T9" style:family="text">
      <style:text-properties style:font-name="DAAAAA+DejaVuSansMono"/>
    </style:style>
    <style:style style:name="T10" style:family="text">
      <style:text-properties style:font-name="DAAAAA+DejaVuSansMono" fo:font-size="10pt" style:font-name-asian="DAAAAA+DejaVuSansMono" style:font-size-asian="10pt" style:font-name-complex="DAAAAA+DejaVuSansMono" style:font-size-complex="10pt"/>
    </style:style>
    <style:style style:name="T11" style:family="text">
      <style:text-properties fo:font-size="10pt"/>
    </style:style>
    <style:style style:name="T12" style:family="text">
      <style:text-properties style:font-name-asian="DAAAAA+DejaVuSansMono"/>
    </style:style>
    <style:style style:name="T13" style:family="text">
      <style:text-properties style:font-size-asian="10pt"/>
    </style:style>
    <style:style style:name="T14" style:family="text">
      <style:text-properties style:font-name-complex="DAAAAA+DejaVuSansMono"/>
    </style:style>
    <style:style style:name="T15"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ffice:annotation><dc:date>2010-04-16T21:44:33</dc:date><text:p>&lt;!--StartFragment--&gt;</text:p></office:annotation><text:span text:style-name="T10">\section{Hybrid Event-driven Architecture on D-Bus (HEAD)}</text:span></text:p>
      <text:p text:style-name="P9">\label{sec:head}</text:p>
      <text:p text:style-name="P9">%%%%%%%%%%%%%%%%%%</text:p>
      <text:p text:style-name="P9">\subsection{Overview of Multi-robot Control}</text:p>
      <text:p text:style-name="P9">Controlling a robot in a well-organized manner involves following a control architecture. As defined by \cite{Mataric2007}, a robot control architecture is a set of guiding principles and constraints for organizing a robot's control system. Since last few decades, robot control architectures has been evolving from deliberative to reactive and hybrid (combination of deliberative and reactive), behaviour-based and to some other forms. It has been well established that hybrid control can bring together the best aspects of both reactive and deliberative control by combining the real-time low-level device control and high-level deliberative action control. Only reactive (or deliberative) control approach is not enough for enabling robots to do complex tasks in a dynamic environments \cite{Gat1997}. As shown in Fig. \ref{h-arch}, this is usually achieved by a three-layer architecture composed of deliberator, sequencer and controller . Controller usually works under real-time reactive feedback control loops to do simple tasks by producing primitive robot behaviours, e.g. obstacle avoidance, wall following etc. Deliberator performs time-consuming computations, e.g. running exponential search or computer vision processing algorithms. In order to achieve specific task goals, the middle component, sequencer, typically integrates both deliberator and controller maintaining consistent, robust and timely robot behaviours.</text:p>
      <text:p text:style-name="P9">%%%</text:p>
      <text:p text:style-name="P9">\begin{figure}</text:p>
      <text:p text:style-name="P9">\begin{center}</text:p>
      <text:p text:style-name="P9">\includegraphics[width=2.5cm,height=2.1cm]{./dia-files/three-layer-arch} % The printed column width is 8.4 cm.</text:p>
      <text:p text:style-name="P9">\caption{Classical three layer robot control architecture \cite{Gat1997}} </text:p>
      <text:p text:style-name="P9">\label{fig:abstract-arch}</text:p>
      <text:p text:style-name="P9">\end{center}</text:p>
      <text:p text:style-name="P9">\end{figure}</text:p>
      <text:p text:style-name="P9">%%%%%%%%%%%%%%%%%%</text:p>
      <text:p text:style-name="P9">\subsection{Characteristics of {\em HEAD}}</text:p>
      <text:p text:style-name="P9">%%</text:p>
      <text:p text:style-name="P9">\begin{figure}</text:p>
      <text:p text:style-name="P9">\begin{center}</text:p>
      <text:p text:style-name="P9"><text:soft-page-break/>\includegraphics[width=5.5cm,height=2.1cm]{./dia-files/abstract-arch} % The printed column width is 8.4 cm.</text:p>
      <text:p text:style-name="P9">\caption{Our abstract multi-robot control architecture} </text:p>
      <text:p text:style-name="P9">\label{fig:abstract-arch}</text:p>
      <text:p text:style-name="P9">\end{center}</text:p>
      <text:p text:style-name="P9">\end{figure}</text:p>
      <text:p text:style-name="P9">Although our multi-robot control architecture, HEAD, has been designed by adopting the principles of hybrid architecture it has many distinct features that are absent in a classical hybrid architecture. Firstly, with respect to controller layer, HEAD broadly views sensing and control as communication with external entities. Communication as sensing is not new, e.g. it has been reported in multi-agent learning \cite{Mataric1998} and many other places. When robots' on-board computing resources are limited communication can effectively make up their required sensing capabilities. On the other hand, low-level device control is also a series of communication act where actuator commands are typically transmitted over a radio or physical link. Thus, at the bottom layer of HEAD is the communication layer where all external communication takes place over any suitable medium. Components sitting in this layer either act as sensors that can receive environmental state, task information, self pose data etc. via suitable communication link or do the real-time control of devices by sending actuator commands over a target communication channel. </text:p>
      <text:p text:style-name="P9">Secondly, the apparent tight coupling with sensors to actuators has been reduced by introducing a data and event management (DEM) layer. DEM acts as a short-term storage of sensed data and various events posted by both controller and deliberator components. Task sequencing has been simplified by automated event triggering mechanism. DEM simply creates new event channels and interested components subscribe to this event for reading or writing. If one components updates an event DEM updates subscribed components about this event. Controller and deliberator components synchronize their tasks based on this event signals. DEM efficiently serves newly arrived data to controller and deliberator components by this event mechanism. Thus neither specialized languages are needed to program a sequencer nor cumbersome if/else checks are present in this layer.</text:p>
      <text:p text:style-name="P9">Finally deliberator layer of HEAD has been described as an application layer that runs real-application code based on high-level user algorithms as well as low-level sensor data and device states. In classic hybrid architecture the role of this layer has been described mainly in two folds: 1) producing task plan and sending it to sequencer and 2) answering queries made by sequencer. Application layer of HEAD follows the former one by generating plan and queuing it to DEM layer, but it does not support the latter one. DEM layer never makes a query to an application since it acts <text:soft-page-break/>only as a passive information gateway. Thus this reduced coupling between DEM and application layer has enhanced HEAD with additional robustness and scalability. Additional applications can be added with DEM layer's existing or new event interfaces. Any malfunction or failure in application layer or even in communication layer can be isolated without affecting others. </text:p>
      <text:p text:style-name="P9">%%</text:p>
      <text:p text:style-name="P9">\begin{figure*}</text:p>
      <text:p text:style-name="P9">\begin{center}</text:p>
      <text:p text:style-name="P9">\includegraphics[width=12cm,height=8cm]{./dia-files/concrete-arch} % The printed column width is 8.4 cm.</text:p>
      <text:p text:style-name="P9">%\centering</text:p>
      <text:p text:style-name="P9">\caption{General outline of {\em HEAD}. Robot-Controller-Client application has been splitted into two parts: one runs locally in server PC and another runs remotely, e.g., in embedded PC} </text:p>
      <text:p text:style-name="P9">\label{fig:abstract-arch}</text:p>
      <text:p text:style-name="P9">\end{center}</text:p>
      <text:p text:style-name="P9">\end{figure*}</text:p>
      <text:p text:style-name="P9">%%%%%%%%%%%%%%%%%%</text:p>
      <text:p text:style-name="P9">\subsection{D-Bus Signal Interfaces and Software Integrations}</text:p>
      <text:p text:style-name="P9">D-Bus IPC allows us to completely decouple the interaction of different parts of software components of HEAD. Here we use the term software component or application to denote the logical groupings of several sub-processes or threads that works under a mother process or main thread (here we use the term thread and process interchangeably). Software components that follows our three-layer architecture for grouping its processes are called native component whereas existing software applications are called external component. As shown in Fig. \ref{xxx}, RCC and TPA are native software components of HEAD whereas SwisTrack a multi-robot tracking tool \cite{xxx} used with HEAD is called an external component.\\</text:p>
      <text:p text:style-name="P9">In order to integrate both native and external components with HEAD. We have designed two separate communication process: a D-Bus signal reception process, SignalListener, and a D-Bus signal emission process, SignalEmitter. Inside a native component both of this process can communicate with data and event management process, DataManager, by using any suitable mechanisms, such as, multi-threading, multi-processing (offered in Python multiprocessing \footnotetext{}), TCP or any other networking protocol.\\</text:p>
      <text:p text:style-name="P9">Any external component that intend to act as a sensing (actuating) element of HEAD need to implement a SignalEmitter (SignalListener). For example, we extend SwisTrack with D-Bus signal <text:soft-page-break/>emitting code (aka SignalEmitter) so that it can emit robot pose messages to individual robots D-Bus path under a common interface (uk.ac.newport.SwisTrack). This emitted signal is then caught by SignalListener of individual robot's RCC. Thus the tight-coupling between SwisTrack and RCC has been removed. During run-time SwisTrack can flexibly track variable number of robots and broadcast their corresponding pose messages without any re-compilation of code. Moreover, in worse cases, if SwisTrack or RCC crashes it does not affect any other component at run-time.\\</text:p>
      <text:p text:style-name="P9">Expanding SignalEmitter and SignalListener for more D-Bus signals does not require to make any change the IPC implementation code. Let us first look at how to setup a signal emission process.\\</text:p>
      <text:p text:style-name="P9">\textbf{Steps for setting up signal emission:}\\</text:p>
      <text:p text:style-name="P9">\textbf{Step 1:} Connect to a D-Bus daemon</text:p>
      <text:p text:style-name="P9">\lstset{language=C,basicstyle=\small}</text:p>
      <text:p text:style-name="P9">\begin{lstlisting}</text:p>
      <text:p text:style-name="P9">DBusError error;</text:p>
      <text:p text:style-name="P9">DBusConnection *conn;</text:p>
      <text:p text:style-name="P9">dbus_error_init (&amp;error);</text:p>
      <text:p text:style-name="P9">conn = dbus_bus_get (DBUS_BUS_SESSION, &amp;error);</text:p>
      <text:p text:style-name="P9">\end{lstlisting}</text:p>
      <text:p text:style-name="P9">\textbf{Step 2:} Optionally reserve a D-Bus path or service name (this is not required if the same path is not used by any other process)\\</text:p>
      <text:p text:style-name="P9">\textbf{Step 3:} Send signal to a specified path</text:p>
      <text:p text:style-name="P9">\begin{lstlisting} </text:p>
      <text:p text:style-name="P9">DBusMessage *message;</text:p>
      <text:p text:style-name="P9">message = dbus_message_new_signal (</text:p>
      <text:p text:style-name="P9">``/target/dbus/path",``target.dbus.interface",</text:p>
      <text:p text:style-name="P9">``Config");</text:p>
      <text:p text:style-name="P9">/* Send the signal */</text:p>
      <text:p text:style-name="P9">dbus_connection_send (connection, message, NULL);</text:p>
      <text:p text:style-name="P9">dbus_message_unref (message);</text:p>
      <text:p text:style-name="P9">\end{lstlisting}</text:p>
      <text:p text:style-name="P9">%%</text:p>
      <text:p text:style-name="P9">In order to add more signals we just need to repeat step 3 as many times as we need. On the otherhand, signal listening can be done by setting up a suitable event loop under any supported language bindings. A basic implementation of both of these processes in Python language can be <text:soft-page-break/>found in this tutorial \footnote{http://dbus.freedesktop.org/doc/dbus-python/doc/tutorial.html}.<office:annotation><dc:date>2010-04-16T21:44:33</dc:date><text:p>&lt;!--EndFragment--&gt;</text:p></office:annotation> </text:p>
      <text:p text:style-name="P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6T21:45:21</dc:date>
    <dc:creator>Omar </dc:creator>
    <meta:editing-duration>PT46H30M11S</meta:editing-duration>
    <meta:editing-cycles>30</meta:editing-cycles>
    <meta:document-statistic meta:table-count="0" meta:image-count="0" meta:object-count="0" meta:page-count="5" meta:paragraph-count="63" meta:word-count="1206" meta:character-count="8816"/>
  </office:meta>
</office:document-meta>
</file>